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8f86b" officeooo:paragraph-rsid="0018f86b" style:font-size-asian="24pt" style:font-weight-asian="bold" style:font-size-complex="2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rmal Train</text:p>
      <text:p text:style-name="Standard">0000000000000919 &lt;train_victim&gt;:</text:p>
      <text:p text:style-name="Standard"><text:s/>919:<text:tab/>55 <text:s text:c="18"/><text:tab/><text:tab/>push <text:s text:c="2"/>%rbp</text:p>
      <text:p text:style-name="Standard"><text:s/>91a:<text:tab/>48 89 e5 <text:s text:c="12"/><text:tab/>mov <text:s text:c="3"/>%rsp,%rbp</text:p>
      <text:p text:style-name="Standard"><text:s/>91d:<text:tab/>48 83 ec 20 <text:s text:c="9"/><text:tab/>sub <text:s text:c="3"/>$0x20,%rsp</text:p>
      <text:p text:style-name="Standard"><text:s/>921:<text:tab/>89 7d ec <text:s text:c="12"/><text:tab/>mov <text:s text:c="3"/>%edi,-0x14(%rbp)</text:p>
      <text:p text:style-name="Standard"><text:s/>924:<text:tab/>48 89 75 e0 <text:s text:c="9"/><text:tab/>mov <text:s text:c="3"/>%rsi,-0x20(%rbp)</text:p>
      <text:p text:style-name="Standard"><text:s/>928:<text:tab/>c7 45 f4 00 00 00 00 <text:tab/>movl <text:s text:c="2"/>$0x0,-0xc(%rbp)</text:p>
      <text:p text:style-name="Standard"><text:s/>92f:<text:tab/>eb 1a <text:s text:c="15"/><text:tab/>jmp <text:s text:c="3"/>94b &lt;train_victim+0x32&gt;</text:p>
      <text:p text:style-name="Standard"><text:s/>931:<text:tab/>8b 45 f4 <text:s text:c="12"/><text:tab/>mov <text:s text:c="3"/>-0xc(%rbp),%eax</text:p>
      <text:p text:style-name="Standard"><text:s/>934:<text:tab/>c1 e0 0c <text:s text:c="12"/><text:tab/>shl <text:s text:c="3"/>$0xc,%eax</text:p>
      <text:p text:style-name="Standard"><text:s/>937:<text:tab/>48 63 d0 <text:s text:c="12"/><text:tab/>movslq %eax,%rdx</text:p>
      <text:p text:style-name="Standard"><text:s/>93a:<text:tab/>48 8d 05 ff 07 20 00 <text:tab/>lea <text:s text:c="3"/>0x2007ff(%rip),%rax <text:s text:c="7"/># 201140 &lt;array&gt;</text:p>
      <text:p text:style-name="Standard"><text:s/>941:<text:tab/>48 01 d0 <text:s text:c="12"/><text:tab/>add <text:s text:c="3"/>%rdx,%rax</text:p>
      <text:p text:style-name="Standard"><text:s/>944:<text:tab/>0f ae 38 <text:s text:c="12"/><text:tab/>clflush (%rax)</text:p>
      <text:p text:style-name="Standard"><text:s/>947:<text:tab/>83 45 f4 01 <text:s text:c="9"/><text:tab/>addl <text:s text:c="2"/>$0x1,-0xc(%rbp)</text:p>
      <text:p text:style-name="Standard"><text:s/>94b:<text:tab/>81 7d f4 ff 00 00 00 <text:tab/>cmpl <text:s text:c="2"/>$0xff,-0xc(%rbp)</text:p>
      <text:p text:style-name="Standard"><text:s/>952:<text:tab/>7e dd <text:s text:c="15"/><text:tab/>jle <text:s text:c="3"/>931 &lt;train_victim+0x18&gt;</text:p>
      <text:p text:style-name="Standard"><text:s/>954:<text:tab/>0f ae f0 <text:s text:c="12"/><text:tab/>mfence </text:p>
      <text:p text:style-name="Standard"><text:s/>957:<text:tab/>c7 45 f8 00 00 00 00 <text:tab/>movl <text:s text:c="2"/>$0x0,-0x8(%rbp)</text:p>
      <text:p text:style-name="Standard"><text:s/>95e:<text:tab/>eb 75 <text:s text:c="15"/><text:tab/>jmp <text:s text:c="3"/>9d5 &lt;train_victim+0xbc&gt;</text:p>
      <text:p text:style-name="Standard"><text:s/>960:<text:tab/>c7 45 fc 00 00 00 00 <text:tab/>movl <text:s text:c="2"/>$0x0,-0x4(%rbp)</text:p>
      <text:p text:style-name="Standard"><text:s/>967:<text:tab/>eb 56 <text:s text:c="15"/><text:tab/>jmp <text:s text:c="3"/>9bf &lt;train_victim+0xa6&gt;</text:p>
      <text:p text:style-name="Standard"><text:s/>969:<text:tab/>48 8d 05 b0 06 20 00 <text:tab/>lea <text:s text:c="3"/>0x2006b0(%rip),%rax <text:s text:c="7"/># 201020 &lt;bufferSize&gt;</text:p>
      <text:p text:style-name="Standard"><text:s/>970:<text:tab/>0f ae 38 <text:s text:c="12"/><text:tab/>clflush (%rax)</text:p>
      <text:p text:style-name="Standard"><text:s/>973:<text:tab/>c7 45 f0 00 00 00 00 <text:tab/>movl <text:s text:c="2"/>$0x0,-0x10(%rbp)</text:p>
      <text:p text:style-name="Standard"><text:s/>97a:<text:tab/>eb 09 <text:s text:c="15"/><text:tab/>jmp <text:s text:c="3"/>985 &lt;train_victim+0x6c&gt;</text:p>
      <text:p text:style-name="Standard"><text:s/>97c:<text:tab/>8b 45 f0 <text:s text:c="12"/><text:tab/>mov <text:s text:c="3"/>-0x10(%rbp),%eax</text:p>
      <text:p text:style-name="Standard"><text:s/>97f:<text:tab/>83 c0 01 <text:s text:c="12"/><text:tab/>add <text:s text:c="3"/>$0x1,%eax</text:p>
      <text:p text:style-name="Standard"><text:s/>982:<text:tab/>89 45 f0 <text:s text:c="12"/><text:tab/>mov <text:s text:c="3"/>%eax,-0x10(%rbp)</text:p>
      <text:p text:style-name="Standard"><text:s/>985:<text:tab/>8b 45 f0 <text:s text:c="12"/><text:tab/>mov <text:s text:c="3"/>-0x10(%rbp),%eax</text:p>
      <text:p text:style-name="Standard"><text:s/>988:<text:tab/>83 f8 63 <text:s text:c="12"/><text:tab/>cmp <text:s text:c="3"/>$0x63,%eax</text:p>
      <text:p text:style-name="Standard"><text:s/>98b:<text:tab/>7e ef <text:s text:c="15"/><text:tab/>jle <text:s text:c="3"/>97c &lt;train_victim+0x63&gt;</text:p>
      <text:p text:style-name="Standard"><text:s/>98d:<text:tab/>8b 4d fc <text:s text:c="12"/><text:tab/>mov <text:s text:c="3"/>-0x4(%rbp),%ecx</text:p>
      <text:p text:style-name="Standard"><text:s/>990:<text:tab/>ba 67 66 66 66 <text:s text:c="6"/><text:tab/>mov <text:s text:c="3"/>$0x66666667,%edx</text:p>
      <text:p text:style-name="Standard"><text:s/>995:<text:tab/>89 c8 <text:s text:c="15"/><text:tab/>mov <text:s text:c="3"/>%ecx,%eax</text:p>
      <text:p text:style-name="Standard"><text:s/>997:<text:tab/>f7 ea <text:s text:c="15"/><text:tab/>imul <text:s text:c="2"/>%edx</text:p>
      <text:p text:style-name="Standard"><text:s/>999:<text:tab/>c1 fa 02 <text:s text:c="12"/><text:tab/>sar <text:s text:c="3"/>$0x2,%edx</text:p>
      <text:p text:style-name="Standard"><text:s/>99c:<text:tab/>89 c8 <text:s text:c="15"/><text:tab/>mov <text:s text:c="3"/>%ecx,%eax</text:p>
      <text:p text:style-name="Standard"><text:s/>99e:<text:tab/>c1 f8 1f <text:s text:c="12"/><text:tab/>sar <text:s text:c="3"/>$0x1f,%eax</text:p>
      <text:p text:style-name="Standard"><text:s/>9a1:<text:tab/>29 c2 <text:s text:c="15"/><text:tab/>sub <text:s text:c="3"/>%eax,%edx</text:p>
      <text:p text:style-name="Standard"><text:s/>9a3:<text:tab/>89 d0 <text:s text:c="15"/><text:tab/>mov <text:s text:c="3"/>%edx,%eax</text:p>
      <text:p text:style-name="Standard"><text:s/>9a5:<text:tab/>c1 e0 02 <text:s text:c="12"/><text:tab/>shl <text:s text:c="3"/>$0x2,%eax</text:p>
      <text:p text:style-name="Standard"><text:s/>9a8:<text:tab/>01 d0 <text:s text:c="15"/><text:tab/>add <text:s text:c="3"/>%edx,%eax</text:p>
      <text:p text:style-name="Standard"><text:s/>9aa:<text:tab/>01 c0 <text:s text:c="15"/><text:tab/>add <text:s text:c="3"/>%eax,%eax</text:p>
      <text:p text:style-name="Standard"><text:s/>9ac:<text:tab/>29 c1 <text:s text:c="15"/><text:tab/>sub <text:s text:c="3"/>%eax,%ecx</text:p>
      <text:p text:style-name="Standard"><text:s/>9ae:<text:tab/>89 ca <text:s text:c="15"/><text:tab/>mov <text:s text:c="3"/>%ecx,%edx</text:p>
      <text:p text:style-name="Standard"><text:s/>9b0:<text:tab/>48 63 c2 <text:s text:c="12"/><text:tab/>movslq %edx,%rax</text:p>
      <text:p text:style-name="Standard"><text:soft-page-break/><text:s/>9b3:<text:tab/>48 89 c7 <text:s text:c="12"/><text:tab/>mov <text:s text:c="3"/>%rax,%rdi</text:p>
      <text:p text:style-name="Standard"><text:s/>9b6:<text:tab/>e8 73 00 00 00 <text:s text:c="6"/><text:tab/>callq <text:s/>a2e &lt;victim_function&gt;</text:p>
      <text:p text:style-name="Standard"><text:s/>9bb:<text:tab/>83 45 fc 01 <text:s text:c="9"/><text:tab/>addl <text:s text:c="2"/>$0x1,-0x4(%rbp)</text:p>
      <text:p text:style-name="Standard"><text:s/>9bf:<text:tab/>83 7d fc 1d <text:s text:c="9"/><text:tab/>cmpl <text:s text:c="2"/>$0x1d,-0x4(%rbp)</text:p>
      <text:p text:style-name="Standard"><text:s/>9c3:<text:tab/>7e a4 <text:s text:c="15"/><text:tab/>jle <text:s text:c="3"/>969 &lt;train_victim+0x50&gt;</text:p>
      <text:p text:style-name="Standard"><text:s/>9c5:<text:tab/>48 8b 45 e0 <text:s text:c="9"/><text:tab/>mov <text:s text:c="3"/>-0x20(%rbp),%rax</text:p>
      <text:p text:style-name="Standard"><text:s/>9c9:<text:tab/>48 89 c7 <text:s text:c="12"/><text:tab/>mov <text:s text:c="3"/>%rax,%rdi</text:p>
      <text:p text:style-name="Standard"><text:s/>9cc:<text:tab/>e8 5d 00 00 00 <text:s text:c="6"/><text:tab/>callq <text:s/>a2e &lt;victim_function&gt;</text:p>
      <text:p text:style-name="Standard"><text:s/>9d1:<text:tab/>83 45 f8 01 <text:s text:c="9"/><text:tab/>addl <text:s text:c="2"/>$0x1,-0x8(%rbp)</text:p>
      <text:p text:style-name="Standard"><text:s/>9d5:<text:tab/>83 7d f8 09 <text:s text:c="9"/><text:tab/>cmpl <text:s text:c="2"/>$0x9,-0x8(%rbp)</text:p>
      <text:p text:style-name="Standard"><text:s/>9d9:<text:tab/>7e 85 <text:s text:c="15"/><text:tab/>jle <text:s text:c="3"/>960 &lt;train_victim+0x47&gt;</text:p>
      <text:p text:style-name="Standard"><text:s/>9db:<text:tab/>90 <text:s text:c="18"/><text:tab/><text:tab/>nop</text:p>
      <text:p text:style-name="Standard"><text:s/>9dc:<text:tab/>c9 <text:s text:c="18"/><text:tab/><text:tab/>leaveq </text:p>
      <text:p text:style-name="Standard"><text:s/>9dd:<text:tab/>c3 <text:s text:c="18"/><text:tab/><text:tab/>retq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8:00:51.207986475</meta:creation-date>
    <meta:print-date>2019-10-15T08:01:34.661907337</meta:print-date>
    <dc:date>2019-10-15T08:01:49.448916202</dc:date>
    <meta:editing-duration>PT58S</meta:editing-duration>
    <meta:editing-cycles>1</meta:editing-cycles>
    <meta:document-statistic meta:table-count="0" meta:image-count="0" meta:object-count="0" meta:page-count="2" meta:paragraph-count="62" meta:word-count="393" meta:character-count="2970" meta:non-whitespace-character-count="1687"/>
    <meta:generator>LibreOffice/6.0.7.3$Linux_X86_64 LibreOffice_project/00m0$Build-3</meta:generator>
  </office:meta>
</office:document-meta>
</file>